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none" fo:border-bottom="thin dotted #000000" fo:border-left="none" fo:border-right="thin dotte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36"/>
    <style:style style:name="ce5" style:family="table-cell" style:parent-style-name="Default" style:data-style-name="N36">
      <style:table-cell-properties style:vertical-align="automatic" fo:wrap-option="wrap"/>
    </style:style>
    <style:style style:name="ce6" style:family="table-cell" style:parent-style-name="Default" style:data-style-name="N0">
      <style:table-cell-properties fo:border-top="none" fo:border-bottom="thin dotted #000000" fo:border-left="none" fo:border-right="thin dotted #000000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C0C0C0" style:repeat-content="false"/>
      <style:paragraph-properties fo:text-align="center"/>
      <style:text-properties style:font-name="Liberation Sans" style:font-name-asian="Liberation Sans" style:font-name-complex="Liberation Sans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" style:family="table-cell" style:parent-style-name="Default" style:data-style-name="N0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8.99583333333333cm"/>
    </style:style>
    <style:style style:name="co6" style:family="table-column">
      <style:table-column-properties fo:break-before="auto" style:column-width="15.79562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98pt" style:use-optimal-row-height="true" fo:break-before="auto"/>
    </style:style>
    <style:style style:name="ro3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Not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015" table:default-cell-style-name="ce1"/>
        <table:table-column table:style-name="co4" table:number-columns-repeated="15362" table:default-cell-style-name="ce1"/>
        <table:table-row table:style-name="ro1">
          <table:table-cell office:value-type="string" table:style-name="ce2">
            <text:p>Matrícula</text:p>
          </table:table-cell>
          <table:table-cell office:value-type="string" table:style-name="ce2">
            <text:p>Nome</text:p>
          </table:table-cell>
          <table:table-cell office:value-type="string" table:style-name="ce2">
            <text:p>Prática 2.1</text:p>
          </table:table-cell>
          <table:table-cell office:value-type="string" table:style-name="ce2">
            <text:p>Prática 2.2</text:p>
          </table:table-cell>
          <table:table-cell office:value-type="string" table:style-name="ce2">
            <text:p>Prática 2.3</text:p>
          </table:table-cell>
          <table:table-cell office:value-type="string" table:style-name="ce2">
            <text:p>Prática 2.4</text:p>
          </table:table-cell>
          <table:table-cell office:value-type="string" table:style-name="ce2">
            <text:p>Nota L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036212</text:p>
          </table:table-cell>
          <table:table-cell office:value-type="string" table:style-name="ce3">
            <text:p>ANDRE LUCAS SOUZA DE CASTRO</text:p>
          </table:table-cell>
          <table:table-cell table:number-columns-repeated="4" table:style-name="ce4"/>
          <table:table-cell office:value-type="float" office:value="0" table:formula="of:=SUM([.C2:.F2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200081801</text:p>
          </table:table-cell>
          <table:table-cell office:value-type="string" table:style-name="ce3">
            <text:p>BRENO MATEUS DOS SANTOS</text:p>
          </table:table-cell>
          <table:table-cell office:value-type="float" office:value="0.8" table:style-name="ce4">
            <text:p>0,8</text:p>
          </table:table-cell>
          <table:table-cell table:number-columns-repeated="3" table:style-name="ce4"/>
          <table:table-cell office:value-type="float" office:value="0.8" table:formula="of:=SUM([.C3:.F3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042917</text:p>
          </table:table-cell>
          <table:table-cell office:value-type="string" table:style-name="ce3">
            <text:p>BRUNO BEZERRA BASTOS</text:p>
          </table:table-cell>
          <table:table-cell office:value-type="float" office:value="1.2" table:style-name="ce4">
            <text:p>1,2</text:p>
          </table:table-cell>
          <table:table-cell table:style-name="ce5"/>
          <table:table-cell table:number-columns-repeated="2" table:style-name="ce4"/>
          <table:table-cell office:value-type="float" office:value="1.2" table:formula="of:=SUM([.C4:.F4])" table:style-name="ce4">
            <text:p>1,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108709</text:p>
          </table:table-cell>
          <table:table-cell office:value-type="string" table:style-name="ce3">
            <text:p>CARLOS ARTHUR RODRIGUES DA SILVA</text:p>
          </table:table-cell>
          <table:table-cell table:number-columns-repeated="4" table:style-name="ce4"/>
          <table:table-cell office:value-type="float" office:value="0" table:formula="of:=SUM([.C5:.F5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002288</text:p>
          </table:table-cell>
          <table:table-cell office:value-type="string" table:style-name="ce3">
            <text:p>DANIELA VANESSA DA SILVA CHAVES SANTOS</text:p>
          </table:table-cell>
          <table:table-cell office:value-type="float" office:value="0.8" table:style-name="ce4">
            <text:p>0,8</text:p>
          </table:table-cell>
          <table:table-cell table:number-columns-repeated="3" table:style-name="ce4"/>
          <table:table-cell office:value-type="float" office:value="0.8" table:formula="of:=SUM([.C6:.F6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0951</text:p>
          </table:table-cell>
          <table:table-cell office:value-type="string" table:style-name="ce3">
            <text:p>FLÁVIO JOSÉ NUNES DE SOUZA</text:p>
          </table:table-cell>
          <table:table-cell office:value-type="float" office:value="0.6" table:style-name="ce4">
            <text:p>0,6</text:p>
          </table:table-cell>
          <table:table-cell table:number-columns-repeated="3" table:style-name="ce4"/>
          <table:table-cell office:value-type="float" office:value="0.6" table:formula="of:=SUM([.C7:.F7])" table:style-name="ce4">
            <text:p>0,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6010413</text:p>
          </table:table-cell>
          <table:table-cell office:value-type="string" table:style-name="ce3">
            <text:p>HARIAN JUDSON FEITOSA SILVA</text:p>
          </table:table-cell>
          <table:table-cell office:value-type="float" office:value="0.4" table:style-name="ce4">
            <text:p>0,4</text:p>
          </table:table-cell>
          <table:table-cell table:number-columns-repeated="3" table:style-name="ce4"/>
          <table:table-cell office:value-type="float" office:value="0.4" table:formula="of:=SUM([.C8:.F8])" table:style-name="ce4">
            <text:p>0,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4022774</text:p>
          </table:table-cell>
          <table:table-cell office:value-type="string" table:style-name="ce3">
            <text:p>HÉRMANE WEGELIS BARBOSA DA COSTA</text:p>
          </table:table-cell>
          <table:table-cell office:value-type="float" office:value="0.8" table:style-name="ce4">
            <text:p>0,8</text:p>
          </table:table-cell>
          <table:table-cell table:number-columns-repeated="3" table:style-name="ce4"/>
          <table:table-cell office:value-type="float" office:value="0.8" table:formula="of:=SUM([.C9:.F9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60143378</text:p>
          </table:table-cell>
          <table:table-cell office:value-type="string" table:style-name="ce3">
            <text:p>JEOVA HENRIQUE LINHARES</text:p>
          </table:table-cell>
          <table:table-cell table:number-columns-repeated="4" table:style-name="ce4"/>
          <table:table-cell office:value-type="float" office:value="0" table:formula="of:=SUM([.C10:.F10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105801</text:p>
          </table:table-cell>
          <table:table-cell office:value-type="string" table:style-name="ce3">
            <text:p>JOAO VICTOR MOURA MONTEIRO MADRUGA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1" table:formula="of:=SUM([.C11:.F11])" table:style-name="ce4">
            <text:p>1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5715</text:p>
          </table:table-cell>
          <table:table-cell office:value-type="string" table:style-name="ce3">
            <text:p>JOSE FELIX RODRIGUES ANSELMO</text:p>
          </table:table-cell>
          <table:table-cell office:value-type="float" office:value="0.8" table:style-name="ce4">
            <text:p>0,8</text:p>
          </table:table-cell>
          <table:table-cell table:number-columns-repeated="3" table:style-name="ce4"/>
          <table:table-cell office:value-type="float" office:value="0.8" table:formula="of:=SUM([.C12:.F12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80108966</text:p>
          </table:table-cell>
          <table:table-cell office:value-type="string" table:style-name="ce3">
            <text:p>JOSÉ ÍKARO SANTOS FERNANDES</text:p>
          </table:table-cell>
          <table:table-cell table:number-columns-repeated="4" table:style-name="ce4"/>
          <table:table-cell office:value-type="float" office:value="0" table:formula="of:=SUM([.C13:.F13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2651</text:p>
          </table:table-cell>
          <table:table-cell office:value-type="string" table:style-name="ce3">
            <text:p>JOSÉ RIBEIRO ALECRIM FILHO</text:p>
          </table:table-cell>
          <table:table-cell office:value-type="float" office:value="1" table:style-name="ce4">
            <text:p>1,0</text:p>
          </table:table-cell>
          <table:table-cell table:number-columns-repeated="3" table:style-name="ce4"/>
          <table:table-cell office:value-type="float" office:value="1" table:formula="of:=SUM([.C14:.F14])" table:style-name="ce4">
            <text:p>1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90077658</text:p>
          </table:table-cell>
          <table:table-cell office:value-type="string" table:style-name="ce3">
            <text:p>JÚLIA EDUARDA COSTA DOS ANJOS</text:p>
          </table:table-cell>
          <table:table-cell table:number-columns-repeated="4" table:style-name="ce4"/>
          <table:table-cell office:value-type="float" office:value="0" table:formula="of:=SUM([.C15:.F15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14880</text:p>
          </table:table-cell>
          <table:table-cell office:value-type="string" table:style-name="ce3">
            <text:p>LUCAS RODRIGO DE CARVALHO LIRA</text:p>
          </table:table-cell>
          <table:table-cell table:number-columns-repeated="4" table:style-name="ce4"/>
          <table:table-cell office:value-type="float" office:value="0" table:formula="of:=SUM([.C16:.F16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17845</text:p>
          </table:table-cell>
          <table:table-cell office:value-type="string" table:style-name="ce3">
            <text:p>MARCOS VINICIUS DE LIMA MIRANDA</text:p>
          </table:table-cell>
          <table:table-cell table:number-columns-repeated="4" table:style-name="ce4"/>
          <table:table-cell office:value-type="float" office:value="0" table:formula="of:=SUM([.C17:.F17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5016815</text:p>
          </table:table-cell>
          <table:table-cell office:value-type="string" table:style-name="ce3">
            <text:p>MICHEL RODRIGO NUNES ARRUDA</text:p>
          </table:table-cell>
          <table:table-cell office:value-type="float" office:value="1.1000000000000001" table:style-name="ce4">
            <text:p>1,1</text:p>
          </table:table-cell>
          <table:table-cell table:number-columns-repeated="3" table:style-name="ce4"/>
          <table:table-cell office:value-type="float" office:value="1.1000000000000001" table:formula="of:=SUM([.C18:.F18])" table:style-name="ce4">
            <text:p>1,1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48930</text:p>
          </table:table-cell>
          <table:table-cell office:value-type="string" table:style-name="ce3">
            <text:p>MICHELLE SOUSA CORDEIRO</text:p>
          </table:table-cell>
          <table:table-cell office:value-type="float" office:value="1.5" table:style-name="ce4">
            <text:p>1,5</text:p>
          </table:table-cell>
          <table:table-cell table:number-columns-repeated="3" table:style-name="ce4"/>
          <table:table-cell office:value-type="float" office:value="1.5" table:formula="of:=SUM([.C19:.F19])" table:style-name="ce4">
            <text:p>1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16768</text:p>
          </table:table-cell>
          <table:table-cell office:value-type="string" table:style-name="ce3">
            <text:p>MYLENA VIVIANE DE OLIVEIRA ARAUJO</text:p>
          </table:table-cell>
          <table:table-cell table:number-columns-repeated="4" table:style-name="ce4"/>
          <table:table-cell office:value-type="float" office:value="0" table:formula="of:=SUM([.C20:.F20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60153599</text:p>
          </table:table-cell>
          <table:table-cell office:value-type="string" table:style-name="ce3">
            <text:p>NATA JOHNATAN DANILO RELVA BRITO</text:p>
          </table:table-cell>
          <table:table-cell table:number-columns-repeated="4" table:style-name="ce4"/>
          <table:table-cell office:value-type="float" office:value="0" table:formula="of:=SUM([.C21:.F21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043492</text:p>
          </table:table-cell>
          <table:table-cell office:value-type="string" table:style-name="ce3">
            <text:p>PAULO VICTOR RIBEIRO DE FREITAS DAMASCENO</text:p>
          </table:table-cell>
          <table:table-cell office:value-type="float" office:value="1.5" table:style-name="ce1">
            <text:p>1,5</text:p>
          </table:table-cell>
          <table:table-cell table:number-columns-repeated="3" table:style-name="ce1"/>
          <table:table-cell office:value-type="float" office:value="1.5" table:formula="of:=SUM([.C22:.F22])" table:style-name="ce4">
            <text:p>1,5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200077620</text:p>
          </table:table-cell>
          <table:table-cell office:value-type="string" table:style-name="ce3">
            <text:p>PEDRO PAULO COSTA GUIMARÃES</text:p>
          </table:table-cell>
          <table:table-cell table:style-name="ce4"/>
          <table:table-cell table:number-columns-repeated="3" table:style-name="ce1"/>
          <table:table-cell office:value-type="float" office:value="0" table:formula="of:=SUM([.C23:.F23])" table:style-name="ce4">
            <text:p>0,0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50139498</text:p>
          </table:table-cell>
          <table:table-cell office:value-type="string" table:style-name="ce3">
            <text:p>SAMANTHA COSTA</text:p>
          </table:table-cell>
          <table:table-cell office:value-type="float" office:value="1.2" table:style-name="ce1">
            <text:p>1,2</text:p>
          </table:table-cell>
          <table:table-cell table:number-columns-repeated="3" table:style-name="ce1"/>
          <table:table-cell office:value-type="float" office:value="1.2" table:formula="of:=SUM([.C24:.F24])" table:style-name="ce4">
            <text:p>1,2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200074164</text:p>
          </table:table-cell>
          <table:table-cell office:value-type="string" table:style-name="ce3">
            <text:p>VINICIUS BITTENCOURT DOS SANTOS PAGANO</text:p>
          </table:table-cell>
          <table:table-cell office:value-type="float" office:value="0.8" table:style-name="ce1">
            <text:p>0,8</text:p>
          </table:table-cell>
          <table:table-cell table:number-columns-repeated="3" table:style-name="ce1"/>
          <table:table-cell office:value-type="float" office:value="0.8" table:formula="of:=SUM([.C25:.F25])" table:style-name="ce4">
            <text:p>0,8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170139575</text:p>
          </table:table-cell>
          <table:table-cell office:value-type="string" table:style-name="ce3">
            <text:p>WENDELL ELOI DA SILVA</text:p>
          </table:table-cell>
          <table:table-cell table:number-columns-repeated="4" table:style-name="ce1"/>
          <table:table-cell office:value-type="float" office:value="0" table:formula="of:=SUM([.C26:.F26])" table:style-name="ce4">
            <text:p>0,0</text:p>
          </table:table-cell>
          <table:table-cell table:number-columns-repeated="16377"/>
        </table:table-row>
        <table:table-row table:number-rows-repeated="6" table:style-name="ro1">
          <table:table-cell table:style-name="ce6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/>
        </table:table-row>
        <table:table-row table:number-rows-repeated="1048543" table:style-name="ro1">
          <table:table-cell table:number-columns-repeated="16384"/>
        </table:table-row>
      </table:table>
      <table:table table:name="Correções" table:style-name="ta1">
        <table:table-column table:style-name="co5" table:default-cell-style-name="ce10"/>
        <table:table-column table:style-name="co6" table:default-cell-style-name="ce10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7">
            <text:p>Nome</text:p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3">
            <text:p>ANDRE LUCAS SOUZA DE CASTRO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BRENO MATEUS DOS SANTOS</text:p>
          </table:table-cell>
          <table:table-cell office:value-type="string" table:style-name="ce12">
            <text:p>- InfoArquivo - atributos, init, str e excede_tamanho: 0,2</text:p>
            <text:p>- InfoArquivo - atributo de classe: 0,2</text:p>
            <text:p>- InfoArquivo - método de classe: método de classe não possui parâmetro self - 0,0</text:p>
            <text:p>- InfoImagem - herança e sobrescrita de init e str: 0,2</text:p>
            <text:p>- InfoImagem - redimensiona: 0,2</text:p>
            <text:p>- InfoVideo - herança e sobrescrita de init e str: resolução já foi declarado na classe base - 0,0</text:p>
            <text:p>- InfoVideo - extensão de excede_tamanho: método deve checar retorno do método base - 0,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BRUNO BEZERRA BASTOS</text:p>
          </table:table-cell>
          <table:table-cell office:value-type="string" table:style-name="ce11">
            <text:p>- InfoArquivo - atributos, init, str e excede_tamanho: 0,2</text:p>
            <text:p>- InfoArquivo - atributo de classe: 0,2</text:p>
            <text:p>- InfoArquivo - método de classe: 0,2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deve fazer uma chamada ao método base - 0,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ARLOS ARTHUR RODRIGUES DA SILVA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DANIELA VANESSA DA SILVA CHAVES SANTOS</text:p>
          </table:table-cell>
          <table:table-cell office:value-type="string" table:style-name="ce11">
            <text:p>- InfoArquivo - atributos, init, str e excede_tamanho: 0,2</text:p>
            <text:p>- InfoArquivo - atributo de classe: 0,2</text:p>
            <text:p>- InfoArquivo - método de classe: 0,2</text:p>
            <text:p>- InfoImagem - herança e sobrescrita de init e str: resolução não deve ser inicializada com lista vazia - 0,0</text:p>
            <text:p>- InfoImagem - redimensiona: resultado deve ser atribuído ao atributo resolucao - 0,0</text:p>
            <text:p>- InfoVideo - herança e sobrescrita de init e str: 0,2</text:p>
            <text:p>- InfoVideo - extensão de excede_tamanho: deve checar retorno do método base - 0,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FLÁVIO JOSÉ NUNES DE SOUZA</text:p>
          </table:table-cell>
          <table:table-cell office:value-type="string" table:style-name="ce11">
            <text:p>- InfoArquivo - atributos, init, str e excede_tamanho: 0,2</text:p>
            <text:p>- InfoArquivo - atributo de classe: 0,2</text:p>
            <text:p>- InfoArquivo - método de classe: 0,0</text:p>
            <text:p>- InfoImagem - herança e sobrescrita de init e str: 0,1</text:p>
            <text:p>- InfoImagem - redimensiona: deve manter atributo como list e não tuple - 0,0</text:p>
            <text:p>- InfoVideo - herança e sobrescrita de init e str: 0,1</text:p>
            <text:p>- InfoVideo - extensão de excede_tamanho: 0,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HARIAN JUDSON FEITOSA SILVA</text:p>
          </table:table-cell>
          <table:table-cell office:value-type="string" table:style-name="ce11">
            <text:p>- InfoArquivo - atributos, init, str e excede_tamanho: excede_tamanho não deve ter parâmetro - 0,0</text:p>
            <text:p>- InfoArquivo - atributo de classe: 0,2</text:p>
            <text:p>- InfoArquivo - método de classe: 0,0</text:p>
            <text:p>- InfoImagem - herança e sobrescrita de init e str: resolução não deve ser inicializada com lista vazia - 0,0</text:p>
            <text:p>- InfoImagem - redimensiona: sintaxe incorreta - 0,0</text:p>
            <text:p>- InfoVideo - herança e sobrescrita de init e str: 0,2</text:p>
            <text:p>- InfoVideo - extensão de excede_tamanho: deve fazer uma chamada ao método base - 0,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HÉRMANE WEGELIS BARBOSA DA COSTA</text:p>
          </table:table-cell>
          <table:table-cell office:value-type="string" table:style-name="ce11">
            <text:p>- InfoArquivo - atributos, init, str e excede_tamanho: 0,2</text:p>
            <text:p>- InfoArquivo - atributo de classe: 0,0</text:p>
            <text:p>- InfoArquivo - método de classe: 0,0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deve checar retorno do método base - 0,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EOVA HENRIQUE LINHARES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JOAO VICTOR MOURA MONTEIRO MADRUGA</text:p>
          </table:table-cell>
          <table:table-cell office:value-type="string" table:style-name="ce12">
            <text:p>- InfoArquivo - atributos, init, str e excede_tamanho: 0,2</text:p>
            <text:p>- InfoArquivo - atributo de classe: 0,2</text:p>
            <text:p>- InfoArquivo - método de classe: método deve imprimir e não retornar - 0.0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método deve fazer uma chamada ao método base - 0,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JOSE FELIX RODRIGUES ANSELMO</text:p>
          </table:table-cell>
          <table:table-cell office:value-type="string" table:style-name="ce11">
            <text:p>- InfoArquivo - atributos, init, str e excede_tamanho: 0,2</text:p>
            <text:p>- InfoArquivo - atributo de classe: 0,0</text:p>
            <text:p>- InfoArquivo - método de classe: 0,0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método deve fazer uma chamada ao método base - 0,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OSÉ ÍKARO SANTOS FERNANDES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JOSÉ RIBEIRO ALECRIM FILHO</text:p>
          </table:table-cell>
          <table:table-cell office:value-type="string" table:style-name="ce11">
            <text:p>- InfoArquivo - atributos, init, str e excede_tamanho: 0,2</text:p>
            <text:p>- InfoArquivo - atributo de classe: deve estar definido apenas na classe base - 0,0</text:p>
            <text:p>- InfoArquivo - método de classe: 0,2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deve fazer uma chamada ao método base - 0,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JÚLIA EDUARDA COSTA DOS ANJOS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3">
            <text:p>LUCAS RODRIGO DE CARVALHO LIRA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3">
            <text:p>MARCOS VINICIUS DE LIMA MIRANDA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MICHEL RODRIGO NUNES ARRUDA</text:p>
          </table:table-cell>
          <table:table-cell office:value-type="string" table:style-name="ce12">
            <text:p>- InfoArquivo - atributos, init, str e excede_tamanho: 0,2</text:p>
            <text:p>- InfoArquivo - atributo de classe: 0,0</text:p>
            <text:p>- InfoArquivo - método de classe: 0,0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0,3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MICHELLE SOUSA CORDEIRO</text:p>
          </table:table-cell>
          <table:table-cell office:value-type="string" table:style-name="ce11">
            <text:p>- InfoArquivo - atributos, init, str e excede_tamanho: 0,2</text:p>
            <text:p>- InfoArquivo - atributo de classe: 0,2</text:p>
            <text:p>- InfoArquivo - método de classe: 0,2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0,3 (não precisa do laço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YLENA VIVIANE DE OLIVEIRA ARAUJO</text:p>
          </table:table-cell>
          <table:table-cell table:style-name="ce8"/>
          <table:table-cell table:number-columns-repeated="16382"/>
        </table:table-row>
        <table:table-row table:style-name="ro1">
          <table:table-cell office:value-type="string" table:style-name="ce3">
            <text:p>NATA JOHNATAN DANILO RELVA BRITO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string" table:style-name="ce3">
            <text:p>PAULO VICTOR RIBEIRO DE FREITAS DAMASCENO</text:p>
          </table:table-cell>
          <table:table-cell office:value-type="string" table:style-name="ce11">
            <text:p>- InfoArquivo - atributos, init, str e excede_tamanho: 0,2</text:p>
            <text:p>- InfoArquivo - atributo de classe: 0,2</text:p>
            <text:p>- InfoArquivo - método de classe: 0,2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0,3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EDRO PAULO COSTA GUIMARÃES</text:p>
          </table:table-cell>
          <table:table-cell table:style-name="ce8"/>
          <table:table-cell table:number-columns-repeated="16382"/>
        </table:table-row>
        <table:table-row table:style-name="ro2">
          <table:table-cell office:value-type="string" table:style-name="ce3">
            <text:p>SAMANTHA COSTA</text:p>
          </table:table-cell>
          <table:table-cell office:value-type="string" table:style-name="ce11">
            <text:p>- InfoArquivo - atributos, init, str e excede_tamanho: 0,2<text:s/></text:p>
            <text:p>- InfoArquivo - atributo de classe: 0,2</text:p>
            <text:p>- InfoArquivo - método de classe: 0,2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deve checar retorno do método base - 0,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VINICIUS BITTENCOURT DOS SANTOS PAGANO</text:p>
          </table:table-cell>
          <table:table-cell office:value-type="string" table:style-name="ce11">
            <text:p>- InfoArquivo - atributos, init, str e excede_tamanho: 0,2</text:p>
            <text:p>- InfoArquivo - atributo de classe: 0,0</text:p>
            <text:p>- InfoArquivo - método de classe: 0,0</text:p>
            <text:p>- InfoImagem - herança e sobrescrita de init e str: 0,2</text:p>
            <text:p>- InfoImagem - redimensiona: 0,2</text:p>
            <text:p>- InfoVideo - herança e sobrescrita de init e str: 0,2</text:p>
            <text:p>- InfoVideo - extensão de excede_tamanho: deve fazer uma chamada ao método base - 0,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WENDELL ELOI DA SILVA</text:p>
          </table:table-cell>
          <table:table-cell table:style-name="ce8"/>
          <table:table-cell table:number-columns-repeated="16382"/>
        </table:table-row>
        <table:table-row table:style-name="ro1">
          <table:table-cell table:number-columns-repeated="2" table:style-name="ce10"/>
          <table:table-cell table:number-columns-repeated="16382"/>
        </table:table-row>
        <table:table-row table:style-name="ro2">
          <table:table-cell office:value-type="string" table:style-name="ce11">
            <text:p>- InfoArquivo - atributos, init, str e excede_tamanho:<text:s/></text:p>
            <text:p>- InfoArquivo - atributo de classe:<text:s/></text:p>
            <text:p>- InfoArquivo - método de classe:</text:p>
            <text:p>- InfoImagem - herança e sobrescrita de init e str:</text:p>
            <text:p>- InfoImagem - redimensiona:</text:p>
            <text:p>- InfoVideo - herança e sobrescrita de init e str:</text:p>
            <text:p>- InfoVideo - extensão de excede_tamanho:</text:p>
          </table:table-cell>
          <table:table-cell table:style-name="ce10"/>
          <table:table-cell table:number-columns-repeated="16382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4</meta:generator>
    <dc:title/>
    <dc:description/>
    <dc:subject/>
    <meta:initial-creator/>
    <dc:creator>Bruno Silva</dc:creator>
    <meta:creation-date>2021-01-25T15:05:35Z</meta:creation-date>
    <dc:date>2021-11-26T18:38:42Z</dc:date>
    <meta:editing-cycles>153</meta:editing-cycles>
    <meta:editing-duration>PT30700S</meta:editing-duration>
  </office:meta>
</office:document-meta>
</file>